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A3]-[.A2]" office:value-type="float" office:value="31" calcext:value-type="float">
            <text:p>31</text:p>
          </table:table-cell>
          <table:table-cell table:number-columns-repeated="4"/>
          <table:table-cell table:style-name="ce1" office:value-type="string" calcext:value-type="string">
            <text:p>Nombre point théorique total à 5 ms</text:p>
          </table:table-cell>
          <table:table-cell table:style-name="ce2" table:formula="of:=5000/10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A4]-[.A3]" office:value-type="float" office:value="20" calcext:value-type="float">
            <text:p>20</text:p>
          </table:table-cell>
          <table:table-cell table:number-columns-repeated="4"/>
          <table:table-cell table:style-name="ce1" office:value-type="string" calcext:value-type="string">
            <text:p>Nombre de point réel total</text:p>
          </table:table-cell>
          <table:table-cell table:style-name="ce2" table:formula="of:=284-1"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A5]-[.A4]" office:value-type="float" office:value="20" calcext:value-type="float">
            <text:p>20</text:p>
          </table:table-cell>
          <table:table-cell table:number-columns-repeated="4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7.6678445229682" calcext:value-type="float">
            <text:p>17,667844522968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[.A6]-[.A5]" office:value-type="float" office:value="21" calcext:value-type="float">
            <text:p>21</text:p>
          </table:table-cell>
          <table:table-cell table:number-columns-repeated="4"/>
          <table:table-cell table:style-name="ce1" office:value-type="string" calcext:value-type="string">
            <text:p>Temps de calcul (ms)</text:p>
          </table:table-cell>
          <table:table-cell table:style-name="ce2" table:formula="of:=[.J5]-10" office:value-type="float" office:value="7.6678445229682" calcext:value-type="float">
            <text:p>7,667844522968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A7]-[.A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[.A8]-[.A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A9]-[.A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[.A10]-[.A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A11]-[.A1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2]-[.A1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13]-[.A1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4]-[.A1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5]-[.A1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16]-[.A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7]-[.A1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8]-[.A1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9]-[.A1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20]-[.A1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21]-[.A2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22]-[.A2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23]-[.A2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24]-[.A2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25]-[.A2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26]-[.A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27]-[.A2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28]-[.A2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29]-[.A2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30]-[.A2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31]-[.A3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32]-[.A3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33]-[.A3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34]-[.A3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35]-[.A3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36]-[.A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37]-[.A3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38]-[.A3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39]-[.A3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40]-[.A3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41]-[.A4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42]-[.A4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43]-[.A4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44]-[.A4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45]-[.A4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46]-[.A4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47]-[.A4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48]-[.A4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49]-[.A4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0]-[.A4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1]-[.A5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2]-[.A5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53]-[.A5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4]-[.A5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5]-[.A5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56]-[.A5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57]-[.A5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58]-[.A5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59]-[.A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60]-[.A5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61]-[.A6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[.A62]-[.A6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63]-[.A6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64]-[.A6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65]-[.A6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66]-[.A6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67]-[.A6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68]-[.A6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69]-[.A6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70]-[.A6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71]-[.A7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72]-[.A7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73]-[.A7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74]-[.A7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75]-[.A7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76]-[.A7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77]-[.A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78]-[.A7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79]-[.A7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80]-[.A7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81]-[.A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82]-[.A8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83]-[.A8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84]-[.A8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85]-[.A8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86]-[.A8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87]-[.A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88]-[.A8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89]-[.A8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90]-[.A8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91]-[.A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92]-[.A9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93]-[.A9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94]-[.A9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95]-[.A9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96]-[.A9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97]-[.A9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98]-[.A9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99]-[.A9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00]-[.A9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1]-[.A10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2]-[.A10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3]-[.A10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4]-[.A10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105]-[.A10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06]-[.A1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7]-[.A10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08]-[.A1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09]-[.A10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10]-[.A10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11]-[.A11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12]-[.A11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13]-[.A11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[.A114]-[.A11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15]-[.A1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16]-[.A11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17]-[.A11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18]-[.A11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19]-[.A11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20]-[.A11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21]-[.A12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22]-[.A1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23]-[.A12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24]-[.A12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25]-[.A12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26]-[.A12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27]-[.A12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28]-[.A12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29]-[.A1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30]-[.A12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31]-[.A1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32]-[.A13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33]-[.A13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34]-[.A13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35]-[.A13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36]-[.A13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37]-[.A13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38]-[.A13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39]-[.A13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40]-[.A13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41]-[.A14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42]-[.A14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43]-[.A14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44]-[.A14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45]-[.A14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46]-[.A1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47]-[.A14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48]-[.A1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49]-[.A14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50]-[.A14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51]-[.A15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52]-[.A15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53]-[.A15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54]-[.A15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55]-[.A1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56]-[.A15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57]-[.A15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58]-[.A1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59]-[.A15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60]-[.A15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61]-[.A16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62]-[.A16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A163]-[.A16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64]-[.A16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65]-[.A16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66]-[.A16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67]-[.A1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68]-[.A16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69]-[.A1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70]-[.A16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71]-[.A17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72]-[.A17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74]-[.A17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75]-[.A17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[.A176]-[.A1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77]-[.A17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78]-[.A17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A179]-[.A17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0]-[.A17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1]-[.A18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82]-[.A18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3]-[.A18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4]-[.A18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85]-[.A18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86]-[.A18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87]-[.A1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8]-[.A18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89]-[.A18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90]-[.A18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91]-[.A1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92]-[.A19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A193]-[.A19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94]-[.A19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A195]-[.A19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196]-[.A19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[.A197]-[.A19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A198]-[.A1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A199]-[.A19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200]-[.A1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A201]-[.A20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A202]-[.A20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03]-[.A20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204]-[.A20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A205]-[.A20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A206]-[.A20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A207]-[.A20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A208]-[.A20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A209]-[.A20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A210]-[.A2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A211]-[.A21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A212]-[.A21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A213]-[.A21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A214]-[.A21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215]-[.A2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16]-[.A21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17]-[.A21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18]-[.A21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19]-[.A21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20]-[.A21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21]-[.A22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2]-[.A22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23]-[.A22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4]-[.A22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25]-[.A2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6]-[.A22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7]-[.A2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8]-[.A22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29]-[.A22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30]-[.A22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31]-[.A23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32]-[.A23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33]-[.A23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34]-[.A23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35]-[.A23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36]-[.A23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37]-[.A23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238]-[.A23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239]-[.A23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40]-[.A23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41]-[.A24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42]-[.A24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43]-[.A24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44]-[.A24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A245]-[.A24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A246]-[.A24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A247]-[.A24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48]-[.A24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49]-[.A24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A250]-[.A24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A251]-[.A2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252]-[.A25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253]-[.A25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254]-[.A25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255]-[.A25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A256]-[.A25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A257]-[.A25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A258]-[.A25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59]-[.A25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60]-[.A25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61]-[.A26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62]-[.A26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63]-[.A26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A264]-[.A26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65]-[.A2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A266]-[.A26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67]-[.A26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68]-[.A26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69]-[.A26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A270]-[.A2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A271]-[.A27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A272]-[.A2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A273]-[.A27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A274]-[.A27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A275]-[.A27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A276]-[.A27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A277]-[.A27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A278]-[.A27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[.A279]-[.A27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A280]-[.A27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A281]-[.A28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A282]-[.A2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283]-[.A28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A284]-[.A283]" office:value-type="float" office:value="21" calcext:value-type="float">
            <text:p>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7:30:55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2T17:31:31.607000000</dc:date>
    <meta:editing-duration>PT2M21S</meta:editing-duration>
    <meta:editing-cycles>6</meta:editing-cycles>
    <meta:generator>LibreOffice/7.2.5.2$Windows_X86_64 LibreOffice_project/499f9727c189e6ef3471021d6132d4c694f357e5</meta:generator>
    <meta:document-statistic meta:table-count="1" meta:cell-count="1160" meta:object-count="0"/>
  </office:meta>
</office:document-meta>
</file>